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color="#127622" loext:opacity="100%"/>
    </style:style>
    <style:style style:name="P2" style:family="paragraph" style:parent-style-name="Heading_20_1">
      <style:text-properties fo:color="#127622" loext:opacity="100%" officeooo:paragraph-rsid="000458f7"/>
    </style:style>
    <style:style style:name="P3" style:family="paragraph" style:parent-style-name="Heading_20_1">
      <style:text-properties fo:color="#127622" loext:opacity="100%" officeooo:paragraph-rsid="0015a4f8"/>
    </style:style>
    <style:style style:name="P4" style:family="paragraph" style:parent-style-name="Standard">
      <style:text-properties fo:color="#127622" loext:opacity="100%"/>
    </style:style>
    <style:style style:name="P5" style:family="paragraph" style:parent-style-name="Standard">
      <style:text-properties officeooo:rsid="0005ba06" officeooo:paragraph-rsid="0005ba06"/>
    </style:style>
    <style:style style:name="P6" style:family="paragraph" style:parent-style-name="Standard">
      <style:text-properties officeooo:paragraph-rsid="00073e4f"/>
    </style:style>
    <style:style style:name="P7" style:family="paragraph" style:parent-style-name="Standard">
      <style:text-properties officeooo:paragraph-rsid="00080dee"/>
    </style:style>
    <style:style style:name="P8" style:family="paragraph" style:parent-style-name="Standard">
      <style:text-properties officeooo:rsid="0009beed" officeooo:paragraph-rsid="0009beed"/>
    </style:style>
    <style:style style:name="P9" style:family="paragraph" style:parent-style-name="Standard">
      <style:text-properties officeooo:rsid="000ab254" officeooo:paragraph-rsid="000ab254"/>
    </style:style>
    <style:style style:name="P10" style:family="paragraph" style:parent-style-name="Standard">
      <style:text-properties officeooo:paragraph-rsid="000b233b"/>
    </style:style>
    <style:style style:name="P11" style:family="paragraph" style:parent-style-name="Standard">
      <style:text-properties officeooo:rsid="00161307" officeooo:paragraph-rsid="00161307"/>
    </style:style>
    <style:style style:name="P12" style:family="paragraph" style:parent-style-name="Standard">
      <style:text-properties officeooo:rsid="0016702d" officeooo:paragraph-rsid="0016702d"/>
    </style:style>
    <style:style style:name="T1" style:family="text">
      <style:text-properties officeooo:rsid="000458f7"/>
    </style:style>
    <style:style style:name="T2" style:family="text">
      <style:text-properties officeooo:rsid="00073e4f"/>
    </style:style>
    <style:style style:name="T3" style:family="text">
      <style:text-properties officeooo:rsid="00080dee"/>
    </style:style>
    <style:style style:name="T4" style:family="text">
      <style:text-properties officeooo:rsid="00083764"/>
    </style:style>
    <style:style style:name="T5" style:family="text">
      <style:text-properties officeooo:rsid="000ab254"/>
    </style:style>
    <style:style style:name="T6" style:family="text">
      <style:text-properties officeooo:rsid="000b233b"/>
    </style:style>
    <style:style style:name="T7" style:family="text">
      <style:text-properties officeooo:rsid="000b6434"/>
    </style:style>
    <style:style style:name="T8" style:family="text">
      <style:text-properties officeooo:rsid="000c62dd"/>
    </style:style>
    <style:style style:name="T9" style:family="text">
      <style:text-properties officeooo:rsid="000d2a0c"/>
    </style:style>
    <style:style style:name="T10" style:family="text">
      <style:text-properties officeooo:rsid="000dd9d9"/>
    </style:style>
    <style:style style:name="T11" style:family="text">
      <style:text-properties officeooo:rsid="0010e94a"/>
    </style:style>
    <style:style style:name="T12" style:family="text">
      <style:text-properties officeooo:rsid="0015a4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ction 2: DataTypes and Variables</text:h>
      <text:p text:style-name="Standard"/>
      <text:p text:style-name="P5">Sbyte, short, int, long, float, double, decimal, bool, char, string → <text:a xlink:type="simple" xlink:href="https://learn.microsoft.com/en-us/dotnet/csharp/tour-of-csharp/types" text:style-name="Internet_20_link" text:visited-style-name="Visited_20_Internet_20_Link">https://learn.microsoft.com/en-us/dotnet/csharp/tour-of-csharp/types</text:a> </text:p>
      <text:p text:style-name="P6"/>
      <text:p text:style-name="P10"><text:span text:style-name="T2">String manipulation → .ToUpper() , ToLower(), </text:span><text:span text:style-name="T5">Console.WriteLine(“Hello my name is {0}, I am {1} years old”, name, age), Console.WriteLine(</text:span><text:span text:style-name="T7">$</text:span><text:span text:style-name="T5">“Hello my name is {</text:span><text:span text:style-name="T6">name</text:span><text:span text:style-name="T5">}, I am {</text:span><text:span text:style-name="T6">age</text:span><text:span text:style-name="T5">} years old”), </text:span><text:span text:style-name="T7">Console.WriteLine(@”klsjdskljf sdfldks fkldsflkjsd jlksdfkj dsklf jsdlk f”); , </text:span><text:span text:style-name="T8">SubString(int32), Trim(), </text:span><text:span text:style-name="T9">IndexOf(string), IsNullOrWhiteSpace, </text:span><text:span text:style-name="T10">string.Concat(“”, firstName, lastName. “”), </text:span><text:span text:style-name="T11">String.Format</text:span></text:p>
      <text:p text:style-name="P10"/>
      <text:p text:style-name="P7"/>
      <text:p text:style-name="P7"><text:span text:style-name="T3">XML documentation comments </text:span><text:span text:style-name="T4">(Super important)</text:span><text:span text:style-name="T3"> → </text:span></text:p>
      <text:p text:style-name="P7"><text:span text:style-name="T3">///&lt;summary&gt;</text:span></text:p>
      <text:p text:style-name="P7">///<text:span text:style-name="T3">TEST TEST TEST</text:span></text:p>
      <text:p text:style-name="P7">///&lt;/<text:span text:style-name="T3">summary&gt;</text:span></text:p>
      <text:p text:style-name="Standard"/>
      <text:p text:style-name="P8">Console.Write, Console.WriteLine, Console.Read, Console.ReadLine, Console.ReadKey</text:p>
      <text:p text:style-name="P8"/>
      <text:p text:style-name="P9">We use camelCase in C#, not PascalCase or snake_case</text:p>
      <text:p text:style-name="P8"/>
      <text:p text:style-name="P9">Int32.Parse</text:p>
      <text:p text:style-name="P8"/>
      <text:p text:style-name="P8"><text:a xlink:type="simple" xlink:href="https://cheatography.com/laurence/cheat-sheets/c/" text:style-name="Internet_20_link" text:visited-style-name="Visited_20_Internet_20_Link">https://cheatography.com/laurence/cheat-sheets/c/</text:a> </text:p>
      <text:p text:style-name="P8"/>
      <text:p text:style-name="P8"/>
      <text:p text:style-name="P8"/>
      <text:h text:style-name="P2" text:outline-level="1">Section <text:span text:style-name="T1">3</text:span>: <text:span text:style-name="T1">Functions/Methods And How To Save Time</text:span></text:h>
      <text:p text:style-name="P11">Methods → Access specifier, return type, method name, parameter list, method body</text:p>
      <text:p text:style-name="P12">This section shows easy examples of how functions with return type, void type and with many parameters work.</text:p>
      <text:p text:style-name="P4"/>
      <text:h text:style-name="P3" text:outline-level="1">Section <text:span text:style-name="T12">4</text:span>: <text:span text:style-name="T12">Making Decisions</text:span></text:h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4:34:29.230000000</meta:creation-date>
    <meta:generator>LibreOffice/7.6.1.2$Windows_X86_64 LibreOffice_project/f5defcebd022c5bc36bbb79be232cb6926d8f674</meta:generator>
    <dc:date>2023-12-06T17:01:25.261000000</dc:date>
    <meta:editing-duration>PT2H26M46S</meta:editing-duration>
    <meta:editing-cycles>20</meta:editing-cycles>
    <meta:document-statistic meta:table-count="0" meta:image-count="0" meta:object-count="0" meta:page-count="1" meta:paragraph-count="15" meta:word-count="131" meta:character-count="1109" meta:non-whitespace-character-count="990"/>
  </office:meta>
</office:document-meta>
</file>